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5cm" svg:height="1.7cm" svg:x="10.35cm" svg:y="1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0.3cm" svg:height="3cm" svg:x="7.45cm" svg:y="4.6cm">
          <text:p text:style-name="P1"><text:span text:style-name="T1">Step 1: Solve discretised momentum equatio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4cm" svg:height="0.588cm" svg:x="9.082cm" svg:y="5.7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7.036cm" svg:height="0.589cm" svg:x="9.082cm" svg:y="6.51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2" draw:layer="layout" svg:x1="12.6cm" svg:y1="2.7cm" svg:x2="12.6cm" svg:y2="4.6cm" draw:start-shape="id1" draw:start-glue-point="2" draw:end-shape="id2" draw:end-glue-point="0" svg:d="m12600 2700v1900" svg:viewBox="0 0 1 1901">
          <text:p text:style-name="P2"><text:s/></text:p>
        </draw:connector>
        <draw:custom-shape draw:style-name="gr1" draw:text-style-name="P1" xml:id="id3" draw:id="id3" draw:layer="layout" svg:width="14cm" svg:height="2.395cm" svg:x="5.6cm" svg:y="9.405cm">
          <text:p text:style-name="P1"><text:span text:style-name="T1">Step 2: Solve pressure correction equation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57cm" svg:height="0.53cm" svg:x="6.022cm" svg:y="10.72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3" draw:text-style-name="P1" draw:layer="layout" svg:x1="12.6cm" svg:y1="7.6cm" svg:x2="12.6cm" svg:y2="9.405cm" draw:start-shape="id2" draw:start-glue-point="2" draw:end-shape="id3" draw:end-glue-point="0" svg:d="m12600 7600v1805" svg:viewBox="0 0 1 1806">
          <text:p text:style-name="P1"><text:span text:style-name="T1"><text:s text:c="9"/></text:span><text:span text:style-name="T1">u*,v*</text:span></text:p>
        </draw:connector>
        <draw:frame draw:style-name="gr4" draw:text-style-name="P3" xml:id="id9" draw:id="id9" draw:layer="layout" svg:width="5.252cm" svg:height="0.721cm" svg:x="12.6cm" svg:y="3.1cm">
          <draw:text-box>
            <text:p text:style-name="P1"><text:span text:style-name="T2">Initial guess p*,u*,v*,PHI*</text:span></text:p>
          </draw:text-box>
        </draw:frame>
        <draw:custom-shape draw:style-name="gr1" draw:text-style-name="P1" xml:id="id4" draw:id="id4" draw:layer="layout" svg:width="10.3cm" svg:height="3cm" svg:x="7.45cm" svg:y="13.8cm">
          <text:p text:style-name="P4"><text:span text:style-name="T2">Step 3: Correct pressure and velocitie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6cm" svg:y1="11.8cm" svg:x2="12.6cm" svg:y2="13.8cm" draw:start-shape="id3" draw:start-glue-point="2" draw:end-shape="id4" draw:end-glue-point="0" svg:d="m12600 11800v2000" svg:viewBox="0 0 1 2001">
          <text:p text:style-name="P1"><text:span text:style-name="T1"><text:s text:c="5"/></text:span><text:span text:style-name="T1">p'</text:span></text:p>
        </draw:connector>
        <draw:frame draw:style-name="gr2" draw:text-style-name="P2" draw:layer="layout" svg:width="3.453cm" svg:height="0.53cm" svg:x="10.874cm" svg:y="14.7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5.822cm" svg:height="0.542cm" svg:x="9.689cm" svg:y="15.36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5.782cm" svg:height="0.542cm" svg:x="9.689cm" svg:y="16.0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xml:id="id5" draw:id="id5" draw:layer="layout" svg:width="14cm" svg:height="2.395cm" svg:x="5.6cm" svg:y="19.306cm">
          <text:p text:style-name="P1"><text:span text:style-name="T1">Step 4: Solve all other discretised transport equations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05cm" svg:height="0.53cm" svg:x="6.248cm" svg:y="20.70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3" draw:text-style-name="P1" draw:layer="layout" svg:x1="12.6cm" svg:y1="16.8cm" svg:x2="12.6cm" svg:y2="19.306cm" draw:start-shape="id4" draw:start-glue-point="2" draw:end-shape="id5" draw:end-glue-point="0" svg:d="m12600 16800v2506" svg:viewBox="0 0 1 2507">
          <text:p text:style-name="P1"><text:span text:style-name="T1"><text:s text:c="22"/></text:span><text:span text:style-name="T1">p, u, v, PHI*</text:span></text:p>
        </draw:connector>
        <draw:custom-shape draw:style-name="gr1" draw:text-style-name="P1" xml:id="id6" draw:id="id6" draw:layer="layout" svg:width="4.2cm" svg:height="1.8cm" svg:x="10.5cm" svg:y="22.9cm">
          <text:p text:style-name="P2"><text:span text:style-name="T1">Convergenc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2.6cm" svg:y1="21.701cm" svg:x2="12.6cm" svg:y2="22.9cm" draw:start-shape="id5" draw:start-glue-point="2" draw:end-shape="id6" draw:end-glue-point="4" svg:d="m12600 21701v1199" svg:viewBox="0 0 1 1200">
          <text:p text:style-name="P1"><text:span text:style-name="T1"><text:s text:c="9"/></text:span><text:span text:style-name="T1">PHI</text:span></text:p>
        </draw:connector>
        <draw:custom-shape draw:style-name="gr1" draw:text-style-name="P1" xml:id="id7" draw:id="id7" draw:layer="layout" svg:width="4.5cm" svg:height="1.7cm" svg:x="10.35cm" svg:y="26.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6cm" svg:y1="24.7cm" svg:x2="12.6cm" svg:y2="26.5cm" draw:start-shape="id6" draw:start-glue-point="6" draw:end-shape="id7" draw:end-glue-point="0" svg:d="m12600 24700v1800" svg:viewBox="0 0 1 1801">
          <text:p text:style-name="P1"><text:span text:style-name="T1"><text:s text:c="7"/></text:span><text:span text:style-name="T1">Yes</text:span></text:p>
        </draw:connector>
        <draw:custom-shape draw:style-name="gr1" draw:text-style-name="P4" xml:id="id8" draw:id="id8" draw:layer="layout" svg:width="4cm" svg:height="2.42cm" svg:x="1.05cm" svg:y="13.8cm">
          <text:p text:style-name="P4"><text:span text:style-name="T2">Se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04cm" svg:height="0.47cm" svg:x="1.648cm" svg:y="14.63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2.74cm" svg:height="0.47cm" svg:x="1.648cm" svg:y="15.33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5" draw:text-style-name="P2" draw:layer="layout" svg:x1="10.5cm" svg:y1="23.8cm" svg:x2="3.05cm" svg:y2="16.22cm" draw:start-shape="id6" draw:start-glue-point="5" draw:end-shape="id8" draw:end-glue-point="2" svg:d="m10500 23800h-7450v-7580" svg:viewBox="0 0 7451 7581">
          <text:p/>
        </draw:connector>
        <draw:frame draw:style-name="gr4" draw:text-style-name="P3" draw:layer="layout" svg:width="1.044cm" svg:height="0.721cm" svg:x="9.1cm" svg:y="23cm">
          <draw:text-box>
            <text:p><text:span text:style-name="T1">No</text:span></text:p>
          </draw:text-box>
        </draw:frame>
        <draw:connector draw:style-name="gr5" draw:text-style-name="P2" draw:layer="layout" svg:x1="3.05cm" svg:y1="13.8cm" svg:x2="12.6cm" svg:y2="3.46cm" draw:start-shape="id8" draw:start-glue-point="0" draw:end-shape="id9" draw:end-glue-point="3" svg:d="m3050 13800v-10340h9550" svg:viewBox="0 0 9551 103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1T19:52:17</meta:creation-date>
    <dc:date>2013-06-21T20:28:01</dc:date>
    <meta:editing-duration>PT41S</meta:editing-duration>
    <meta:editing-cycles>1</meta:editing-cycles>
    <meta:document-statistic meta:object-count="27"/>
    <meta:generator>LibreOffice/4.0.3.3$MacOSX_x86 LibreOffice_project/0eaa50a932c8f2199a615e1eb30f7ac74279539</meta:generator>
  </office:meta>
</office:document-meta>
</file>

<file path=Object 1/content.xml><?xml version="1.0" encoding="utf-8"?>
<math xmlns="http://www.w3.org/1998/Math/MathML">
  <semantics>
    <mrow>
      <msub>
        <mi>a</mi>
        <mrow>
          <mi>i</mi>
          <mi>,</mi>
          <mi>J</mi>
        </mrow>
      </msub>
      <mrow>
        <msubsup>
          <mi>u</mi>
          <mrow>
            <mi>i</mi>
            <mi>,</mi>
            <mi>J</mi>
          </mrow>
          <mtext>*</mtext>
        </msubsup>
        <mo stretchy="false">=</mo>
        <mrow>
          <mo stretchy="false">∑</mo>
          <msub>
            <mi>a</mi>
            <mi mathvariant="italic">nb</mi>
          </msub>
        </mrow>
      </mrow>
      <mrow>
        <mrow>
          <msup>
            <mi>u</mi>
            <mi>'</mi>
          </msup>
          <mo stretchy="false">∗</mo>
          <msub>
            <mi>'</mi>
            <mi mathvariant="italic">nb</mi>
          </msub>
        </mrow>
        <mo stretchy="false">+</mo>
        <mrow>
          <mo stretchy="false">(</mo>
          <mrow>
            <msubsup>
              <mi>p</mi>
              <mrow>
                <mi>I</mi>
                <mi>,</mi>
                <mi>J</mi>
              </mrow>
              <mtext>*</mtext>
            </msubsup>
          </mrow>
          <mo stretchy="false">)</mo>
        </mrow>
      </mrow>
      <mrow>
        <msub>
          <mi>A</mi>
          <mrow>
            <mi>i</mi>
            <mi>,</mi>
            <mi>J</mi>
          </mrow>
        </msub>
        <mo stretchy="false">+</mo>
        <msub>
          <mi>b</mi>
          <mrow>
            <mi>i</mi>
            <mi>,</mi>
            <mi>J</mi>
          </mrow>
        </msub>
      </mrow>
    </mrow>
    <annotation encoding="StarMath 5.0">a_{i,J} u^"*"_{i,J} = SUM a_nb u^'*'_nb + (p^"*"_{I,J}) A_{i,J} + b_{i,J}</annotation>
  </semantics>
</math>
</file>

<file path=Object 2/content.xml><?xml version="1.0" encoding="utf-8"?>
<math xmlns="http://www.w3.org/1998/Math/MathML">
  <semantics>
    <mrow>
      <msub>
        <mi>a</mi>
        <mrow>
          <mi>I</mi>
          <mi>,</mi>
          <mi>J</mi>
        </mrow>
      </msub>
      <mrow>
        <msubsup>
          <mi>v</mi>
          <mrow>
            <mi>I</mi>
            <mi>,</mi>
            <mi>J</mi>
          </mrow>
          <mtext>*</mtext>
        </msubsup>
        <mo stretchy="false">=</mo>
        <mrow>
          <mo stretchy="false">∑</mo>
          <msub>
            <mi>a</mi>
            <mi mathvariant="italic">nb</mi>
          </msub>
        </mrow>
      </mrow>
      <mrow>
        <mrow>
          <msup>
            <mi>v</mi>
            <mi>'</mi>
          </msup>
          <mo stretchy="false">∗</mo>
          <msub>
            <mi>'</mi>
            <mi mathvariant="italic">nb</mi>
          </msub>
        </mrow>
        <mo stretchy="false">+</mo>
        <mrow>
          <mo stretchy="false">(</mo>
          <mrow>
            <msubsup>
              <mi>p</mi>
              <mrow>
                <mi>I</mi>
                <mi>,</mi>
                <mi>J</mi>
              </mrow>
              <mtext>*</mtext>
            </msubsup>
          </mrow>
          <mo stretchy="false">)</mo>
        </mrow>
      </mrow>
      <mrow>
        <msub>
          <mi>A</mi>
          <mrow>
            <mi>I</mi>
            <mi>,</mi>
            <mi>J</mi>
          </mrow>
        </msub>
        <mo stretchy="false">+</mo>
        <msub>
          <mi>b</mi>
          <mrow>
            <mi>I</mi>
            <mi>,</mi>
            <mi>J</mi>
          </mrow>
        </msub>
      </mrow>
    </mrow>
    <annotation encoding="StarMath 5.0">a_{I,J} v^"*"_{I,J} = SUM a_nb v^'*'_nb + (p^"*"_{I,J}) A_{I,J} + b_{I,J}</annotation>
  </semantics>
</math>
</file>

<file path=Object 3/content.xml><?xml version="1.0" encoding="utf-8"?>
<math xmlns="http://www.w3.org/1998/Math/MathML">
  <semantics>
    <mrow>
      <msub>
        <mi>a</mi>
        <mrow>
          <mi>I</mi>
          <mi>,</mi>
          <mi>J</mi>
        </mrow>
      </msub>
      <mi>p</mi>
      <mrow>
        <msub>
          <mi>'</mi>
          <mrow>
            <mi>I</mi>
            <mi>,</mi>
            <mi>J</mi>
          </mrow>
        </msub>
        <mo stretchy="false">=</mo>
        <msub>
          <mi>a</mi>
          <mrow>
            <mrow>
              <mi>I</mi>
              <mo stretchy="false">−</mo>
              <mn>1</mn>
            </mrow>
            <mi>,</mi>
            <mi>j</mi>
          </mrow>
        </msub>
      </mrow>
      <mi>p</mi>
      <mrow>
        <msub>
          <mi>'</mi>
          <mrow>
            <mrow>
              <mi>I</mi>
              <mo stretchy="false">−</mo>
              <mn>1</mn>
            </mrow>
            <mi>,</mi>
            <mi>J</mi>
          </mrow>
        </msub>
        <mo stretchy="false">+</mo>
        <msub>
          <mi>a</mi>
          <mrow>
            <mrow>
              <mi>I</mi>
              <mo stretchy="false">+</mo>
              <mn>1</mn>
            </mrow>
            <mi>,</mi>
            <mi>J</mi>
          </mrow>
        </msub>
      </mrow>
      <mi>p</mi>
      <mrow>
        <msub>
          <mi>'</mi>
          <mrow>
            <mrow>
              <mi>I</mi>
              <mo stretchy="false">+</mo>
              <mn>1</mn>
            </mrow>
            <mi>,</mi>
            <mi>J</mi>
          </mrow>
        </msub>
        <mo stretchy="false">+</mo>
        <msub>
          <mi>a</mi>
          <mrow>
            <mi>I</mi>
            <mi>,</mi>
            <mrow>
              <mi>J</mi>
              <mo stretchy="false">−</mo>
              <mn>1</mn>
            </mrow>
          </mrow>
        </msub>
      </mrow>
      <mi>p</mi>
      <mrow>
        <msub>
          <mi>'</mi>
          <mrow>
            <mi>I</mi>
            <mi>,</mi>
            <mrow>
              <mi>J</mi>
              <mo stretchy="false">−</mo>
              <mn>1</mn>
            </mrow>
          </mrow>
        </msub>
        <mo stretchy="false">+</mo>
        <msub>
          <mi>a</mi>
          <mrow>
            <mi>I</mi>
            <mi>,</mi>
            <mrow>
              <mi>J</mi>
              <mo stretchy="false">+</mo>
              <mn>1</mn>
            </mrow>
          </mrow>
        </msub>
      </mrow>
      <mi>p</mi>
      <mrow>
        <msub>
          <mi>'</mi>
          <mrow>
            <mi>I</mi>
            <mi>,</mi>
            <mrow>
              <mi>J</mi>
              <mo stretchy="false">+</mo>
              <mn>1</mn>
            </mrow>
          </mrow>
        </msub>
        <mo stretchy="false">+</mo>
        <mi>b</mi>
      </mrow>
      <msub>
        <mi>'</mi>
        <mrow>
          <mi>I</mi>
          <mi>,</mi>
          <mi>J</mi>
        </mrow>
      </msub>
    </mrow>
    <annotation encoding="StarMath 5.0">a_{I,J} p'_{I,J} = a_{I-1,j} p'_{I-1,J} + a_{I + 1,J} p'_{I+1,J} + a_{I,J-1} p'_{I,J-1}+a_{I,J+1} p'_{I,J+1} + b'_{I,J}</annotation>
  </semantics>
</math>
</file>

<file path=Object 4/content.xml><?xml version="1.0" encoding="utf-8"?>
<math xmlns="http://www.w3.org/1998/Math/MathML">
  <semantics>
    <mrow>
      <mrow>
        <msub>
          <mi>p</mi>
          <mrow>
            <mi>I</mi>
            <mi>,</mi>
            <mi>J</mi>
          </mrow>
        </msub>
        <mo stretchy="false">=</mo>
        <mi>p</mi>
      </mrow>
      <mrow>
        <msub>
          <mtext>*</mtext>
          <mrow>
            <mi>I</mi>
            <mi>,</mi>
            <mi>J</mi>
          </mrow>
        </msub>
        <mo stretchy="false">+</mo>
        <mi>p</mi>
      </mrow>
      <msub>
        <mi>'</mi>
        <mrow>
          <mi>I</mi>
          <mi>,</mi>
          <mi>J</mi>
        </mrow>
      </msub>
    </mrow>
    <annotation encoding="StarMath 5.0">p_{I,J} = p"*"_{I,J} + p'_{I,J}</annotation>
  </semantics>
</math>
</file>

<file path=Object 5/content.xml><?xml version="1.0" encoding="utf-8"?>
<math xmlns="http://www.w3.org/1998/Math/MathML">
  <semantics>
    <mrow>
      <mrow>
        <msub>
          <mi>u</mi>
          <mrow>
            <mi>i</mi>
            <mi>,</mi>
            <mi>J</mi>
          </mrow>
        </msub>
        <mo stretchy="false">=</mo>
        <mi>u</mi>
      </mrow>
      <mrow>
        <msub>
          <mtext>*</mtext>
          <mrow>
            <mi>i</mi>
            <mi>,</mi>
            <mi>J</mi>
          </mrow>
        </msub>
        <mo stretchy="false">+</mo>
        <msub>
          <mi>d</mi>
          <mrow>
            <mi>i</mi>
            <mi>,</mi>
            <mi>J</mi>
          </mrow>
        </msub>
      </mrow>
      <mrow>
        <mo stretchy="false">(</mo>
        <mrow>
          <mi>p</mi>
          <mrow>
            <msub>
              <mi>'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  <mo stretchy="false">−</mo>
            <mi>p</mi>
          </mrow>
          <msub>
            <mi>'</mi>
            <mrow>
              <mi>I</mi>
              <mi>,</mi>
              <mi>J</mi>
            </mrow>
          </msub>
        </mrow>
        <mo stretchy="false">)</mo>
      </mrow>
    </mrow>
    <annotation encoding="StarMath 5.0">u_{i,J} = u"*"_{i,J} + d_{i,J} (p'_{I-1,J} - p'_{I,J})</annotation>
  </semantics>
</math>
</file>

<file path=Object 6/content.xml><?xml version="1.0" encoding="utf-8"?>
<math xmlns="http://www.w3.org/1998/Math/MathML">
  <semantics>
    <mrow>
      <mrow>
        <msub>
          <mi>v</mi>
          <mrow>
            <mi>i</mi>
            <mi>,</mi>
            <mi>J</mi>
          </mrow>
        </msub>
        <mo stretchy="false">=</mo>
        <mi>v</mi>
      </mrow>
      <mrow>
        <msub>
          <mtext>*</mtext>
          <mrow>
            <mi>i</mi>
            <mi>,</mi>
            <mi>J</mi>
          </mrow>
        </msub>
        <mo stretchy="false">+</mo>
        <msub>
          <mi>d</mi>
          <mrow>
            <mi>i</mi>
            <mi>,</mi>
            <mi>J</mi>
          </mrow>
        </msub>
      </mrow>
      <mrow>
        <mo stretchy="false">(</mo>
        <mrow>
          <mi>p</mi>
          <mrow>
            <msub>
              <mi>'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  <mo stretchy="false">−</mo>
            <mi>p</mi>
          </mrow>
          <msub>
            <mi>'</mi>
            <mrow>
              <mi>I</mi>
              <mi>,</mi>
              <mi>J</mi>
            </mrow>
          </msub>
        </mrow>
        <mo stretchy="false">)</mo>
      </mrow>
    </mrow>
    <annotation encoding="StarMath 5.0">v_{i,J} = v"*"_{i,J} + d_{i,J} (p'_{I-1,J} - p'_{I,J})</annotation>
  </semantics>
</math>
</file>

<file path=Object 7/content.xml><?xml version="1.0" encoding="utf-8"?>
<math xmlns="http://www.w3.org/1998/Math/MathML">
  <semantics>
    <mrow>
      <msub>
        <mi>a</mi>
        <mrow>
          <mi>I</mi>
          <mi>,</mi>
          <mi>J</mi>
        </mrow>
      </msub>
      <mrow>
        <msub>
          <mo stretchy="false">Φ</mo>
          <mrow>
            <mi>I</mi>
            <mi>,</mi>
            <mi>J</mi>
          </mrow>
        </msub>
        <mo stretchy="false">=</mo>
        <msub>
          <mi>a</mi>
          <mrow>
            <mrow>
              <mi>I</mi>
              <mo stretchy="false">−</mo>
              <mn>1</mn>
            </mrow>
            <mi>,</mi>
            <mi>J</mi>
          </mrow>
        </msub>
      </mrow>
      <mrow>
        <msub>
          <mo stretchy="false">Φ</mo>
          <mrow>
            <mrow>
              <mi>I</mi>
              <mo stretchy="false">−</mo>
              <mn>1</mn>
            </mrow>
            <mi>,</mi>
            <mi>J</mi>
          </mrow>
        </msub>
        <mo stretchy="false">+</mo>
        <msub>
          <mi>a</mi>
          <mrow>
            <mrow>
              <mi>I</mi>
              <mo stretchy="false">+</mo>
              <mn>1</mn>
            </mrow>
            <mi>,</mi>
            <mi>J</mi>
          </mrow>
        </msub>
      </mrow>
      <mrow>
        <msub>
          <mo stretchy="false">Φ</mo>
          <mrow>
            <mrow>
              <mi>I</mi>
              <mo stretchy="false">+</mo>
              <mn>1</mn>
            </mrow>
            <mi>,</mi>
            <mi>J</mi>
          </mrow>
        </msub>
        <mo stretchy="false">+</mo>
        <msub>
          <mi>a</mi>
          <mrow>
            <mi>I</mi>
            <mi>,</mi>
            <mrow>
              <mi>J</mi>
              <mo stretchy="false">−</mo>
              <mn>1</mn>
            </mrow>
          </mrow>
        </msub>
      </mrow>
      <mrow>
        <msub>
          <mo stretchy="false">Φ</mo>
          <mrow>
            <mi>I</mi>
            <mi>,</mi>
            <mrow>
              <mi>J</mi>
              <mo stretchy="false">−</mo>
              <mn>1</mn>
            </mrow>
          </mrow>
        </msub>
        <mo stretchy="false">+</mo>
        <msub>
          <mi>a</mi>
          <mrow>
            <mi>I</mi>
            <mi>,</mi>
            <mrow>
              <mi>J</mi>
              <mo stretchy="false">+</mo>
              <mn>1</mn>
            </mrow>
          </mrow>
        </msub>
      </mrow>
      <mrow>
        <msub>
          <mo stretchy="false">Φ</mo>
          <mrow>
            <mi>I</mi>
            <mi>,</mi>
            <mrow>
              <mi>J</mi>
              <mo stretchy="false">+</mo>
              <mn>1</mn>
            </mrow>
          </mrow>
        </msub>
        <mo stretchy="false">+</mo>
        <mi>b</mi>
      </mrow>
      <msub>
        <mo stretchy="false">Φ</mo>
        <mrow>
          <mi>I</mi>
          <mi>,</mi>
          <mi>J</mi>
        </mrow>
      </msub>
    </mrow>
    <annotation encoding="StarMath 5.0">a_{I,J} %PHI_{I,J} = a_{I-1,J} %PHI_{I-1,J} + a_{I+1,J} %PHI_{I+1,J}+a_{I,J - 1} %PHI_{I,J-1} + a_{I,J+1} %PHI_{I,J+1} + b %PHI_{I,J}</annotation>
  </semantics>
</math>
</file>

<file path=Object 8/content.xml><?xml version="1.0" encoding="utf-8"?>
<math xmlns="http://www.w3.org/1998/Math/MathML">
  <semantics>
    <mrow>
      <mi>p</mi>
      <mrow>
        <mtext>*</mtext>
        <mo stretchy="false">=</mo>
        <mi>p</mi>
      </mrow>
      <mi>,</mi>
      <mi>u</mi>
      <mrow>
        <mtext>*</mtext>
        <mo stretchy="false">=</mo>
        <mi>u</mi>
      </mrow>
    </mrow>
    <annotation encoding="StarMath 5.0">p"*" = p,u"*" = u</annotation>
  </semantics>
</math>
</file>

<file path=Object 9/content.xml><?xml version="1.0" encoding="utf-8"?>
<math xmlns="http://www.w3.org/1998/Math/MathML">
  <semantics>
    <mrow>
      <mi>v</mi>
      <mrow>
        <mtext>*</mtext>
        <mo stretchy="false">=</mo>
        <mi>v</mi>
      </mrow>
      <mi>,</mi>
      <mo stretchy="false">Φ</mo>
      <mrow>
        <mtext>*</mtext>
        <mo stretchy="false">=</mo>
        <mo stretchy="false">Φ</mo>
      </mrow>
    </mrow>
    <annotation encoding="StarMath 5.0">v"*" = v, %PHI "*" = %PHI</annotation>
  </semantics>
</math>
</file>